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583,876,2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615,609,7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650,618,5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594,410,9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447,307,1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395,519,6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160,389,5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042,411,5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881,827,8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26,882,4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48,492,7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42,795,4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53,805,1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62,283,6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40,764,6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90,439,1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69,506,7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77,443,5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67,087,9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9:41.289973293</dc:date>
    <meta:editing-duration>PT6H11M33S</meta:editing-duration>
    <meta:editing-cycles>170</meta:editing-cycles>
    <meta:generator>LibreOffice/7.2.6.2$Linux_X86_64 LibreOffice_project/20$Build-2</meta:generator>
    <meta:document-statistic meta:table-count="1" meta:cell-count="48" meta:object-count="0"/>
  </office:meta>
</office:document-meta>
</file>